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12.66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fo:min-height="10.129cm"/>
      <style:paragraph-properties style:writing-mode="lr-tb"/>
    </style:style>
    <style:style style:name="pr8" style:family="presentation" style:parent-style-name="Default-subtitle">
      <style:graphic-properties draw:fill-color="#ffffff" fo:min-height="14.605cm"/>
      <style:paragraph-properties style:writing-mode="lr-tb"/>
    </style:style>
    <style:style style:name="pr9" style:family="presentation" style:parent-style-name="Default-subtitle">
      <style:graphic-properties draw:fill-color="#ffffff" fo:min-height="10.232cm"/>
      <style:paragraph-properties style:writing-mode="lr-tb"/>
    </style:style>
    <style:style style:name="pr10" style:family="presentation" style:parent-style-name="Default-subtitle">
      <style:graphic-properties draw:fill-color="#ffffff" fo:min-height="15.193cm"/>
      <style:paragraph-properties style:writing-mode="lr-tb"/>
    </style:style>
    <style:style style:name="pr11" style:family="presentation" style:parent-style-name="Default-subtitle">
      <style:graphic-properties draw:fill-color="#ffffff" fo:min-height="16.459cm"/>
      <style:paragraph-properties style:writing-mode="lr-tb"/>
    </style:style>
    <style:style style:name="P1" style:family="paragraph">
      <style:paragraph-properties style:writing-mode="lr-tb"/>
      <style:text-properties fo:font-size="2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2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32pt" style:font-size-complex="32pt"/>
    </style:style>
    <style:style style:name="T1" style:family="text">
      <style:text-properties fo:language="ro" fo:country="RO"/>
    </style:style>
    <style:style style:name="T2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niversitatea de <text:s/>Stiinte Agricole si Medicina Veterinara Bucuresti </text:p>
          </draw:text-box>
        </draw:frame>
        <draw:frame presentation:style-name="pr2" draw:text-style-name="P3" draw:layer="layout" svg:width="25.199cm" svg:height="12.661cm" svg:x="1.393cm" svg:y="3.972cm" presentation:class="subtitle" presentation:user-transformed="true">
          <draw:text-box>
            <text:p>Facultatea de Horticultura <text:s text:c="4"/>Invatamantul la </text:p>
            <text:p text:style-name="P2">Distanta</text:p>
            <text:p/>
            <text:p>Proiect Arhitectura Peisagera </text:p>
            <text:p/>
            <text:p/>
            <text:p><text:s text:c="2"/></text:p>
            <text:p><text:s text:c="10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Cuprins</text:p>
          </draw:text-box>
        </draw:frame>
        <draw:frame presentation:style-name="pr5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>
          <draw:text-box>
            <text:p>Parcul Natural Vacaresti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/>
            <text:p>Parcul Natural Vacaresti este primul parc urban al tarii,cel mai mare spatiu verde al capitalei.A fost infiintat prin HG nr 349/11.05.2016.Este situat la 5 km de centrul capitalei .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4" draw:layer="layout" svg:width="25.199cm" svg:height="9.134cm" svg:x="1.4cm" svg:y="3.685cm" presentation:class="subtitle">
          <draw:text-box>
            <text:p>Un parc natural <text:s/>este o arie protejata administrata in principal pentru conservarea peisajului si recreere. Asociatia Parcului National Vacaresti a initiat infiintarea parcului si l- a administrat pana in anul 2018 , cand ONG-urile au fost eliminate din administrarea ariilor nationale protejate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6" draw:layer="layout" svg:width="25.199cm" svg:height="10.129cm" svg:x="1.4cm" svg:y="3.188cm" presentation:class="subtitle" presentation:user-transformed="true">
          <draw:text-box>
            <text:p>Administratorul actual al Parcului National Vacaresti este Agentia Nationala pentru Arii Naturale Protejate . <text:s text:c="50"/>ISTORIC <text:s text:c="53"/>Inainte de anul 1988, zona in care se afla acum parcul marca periferia de S-E a Bucurestiului , neasfaltata , cu locuinte rare si gradini intinse , conectate printr-o retea modesta de strazi. 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 presentation:placeholder="true">
          <draw:text-box/>
        </draw:frame>
        <draw:frame presentation:style-name="pr6" draw:text-style-name="P4" draw:layer="layout" svg:width="25.199cm" svg:height="9.134cm" svg:x="1.27cm" svg:y="3.685cm" presentation:class="subtitle" presentation:user-transformed="true">
          <draw:text-box>
            <text:p>Dintre care unele exista si azi , cum ar fi :Gladitei, Povestei .Propietari de terenuri si locuinte au fost expropiati , regimul comunist demarand aici o ampla lucrare hidrotehnica :Amenajarea Lacului Vacaresti. Lacul urma sa fie alimentat gravitational <text:s/>din Arges , pe o distanta de 27 km <text:s/>via Lacul Mihailesti din aductiune realizandu-se doar 14 km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text-style-name="P4" draw:layer="layout" svg:width="25.199cm" svg:height="9.134cm" svg:x="1.4cm" svg:y="3.685cm" presentation:class="subtitle" presentation:user-transformed="true">
          <draw:text-box>
            <text:p><text:span text:style-name="T1">Aceasta solutie a fost abandonata , iar bazinul creat a fost umplut , pana la urma prin pomparea apei din Dambovita. Din cauza defectelor de executie , s-au produs infiltratii ce-au inundat zonele invecinate , in mod special pe cea a serelor Popesti Leordeni , ceea ce -a dus la suspendarea temporara si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5.199cm" svg:height="12.661cm" svg:x="1.4cm" svg:y="1.922cm" presentation:class="subtitle" presentation:user-transformed="true">
          <draw:text-box>
            <text:p>Dupa anul 1989, la abandonarea definitiva a proiectului. In anul 2000 in lipsa interventiei umane , zona s-a renaturat , fiind usor , usor populata de numeroase specii de plante si animale. In anul 2012, ca urmare , a semnalarii existentei unui numar impresionant de specii de pasari , dintre care unele rare , si a unei indelungate documentari fotografice , in anul 2012 o echipa de specialisti in arii protejate , si -a asumat misiunea infiintari parcului natural.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8" draw:text-style-name="P4" draw:layer="layout" svg:width="25.199cm" svg:height="14.605cm" svg:x="0.635cm" svg:y="-0.635cm" presentation:class="subtitle" presentation:user-transformed="true">
          <draw:text-box>
            <text:p text:style-name="P5">A urmat un proces minutios de cercetare , documentare ,lobby si mobilizare civica , care a condus la declansarea Parcului National Vacaresti <text:s/>prin Hotarare de Guvern , in anul 2016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>
          <draw:text-box>
            <text:p>Specii si Habitate</text:p>
          </draw:text-box>
        </draw:frame>
        <draw:frame presentation:style-name="pr9" draw:text-style-name="P6" draw:layer="layout" svg:width="25.199cm" svg:height="10.232cm" svg:x="1.4cm" svg:y="3.137cm" presentation:class="subtitle" presentation:user-transformed="true">
          <draw:text-box>
            <text:p><text:span text:style-name="T2"><text:s/></text:span><text:span text:style-name="T2">Pe teritoriul parcului nu sunt habitate naturale , fiind vorba de comunitati recent instalate. Totusi , Parcul National Vacaresti <text:s/>ramane ultima zona dintr-o suprafata mai larga cu vegetatie specifica zonelor umede, unde sunt citate cateva specii mai deosebite , cum ar fi :relictul pentru campie Menyanthes trifoliata;specia de interes comunitar Lindernia procumbes sau Wolffia arrhiza, o specie foarte rara, considerata amenintata la nivel national.Conform descrierii habitatelor din Romania , in Parcul National Vacaresti au fost identificate:R2202 Comunitatii danubiene cu Lemna minor, Lemna trisulca ,Spirodella polyrhiza si Wolffia arrhiza(aceste comunitati au corespondent habitatul Natura 2000 cu cod 3150);R5305 Comunitati antropice cu Typha angustifolia si Typha latifolia; <text:s text:c="20"/>R8704Comunitati Antropice cu Polygonum aviculare ,Lolium perenne , Sclerochloa dura si Plantago major; <text:s text:c="148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9cm" svg:height="2.629cm" svg:x="0.836cm" svg:y="1.2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9.134cm" svg:x="0.836cm" svg:y="3.5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8703 Comunitati antropice cu Agropyron repens;Arctium lappa;Artemisia annua;Ballota nigra.Dintre speciile arborescente predomina speciile de salcie:Salix alba; <text:s text:c="60"/>Salix fragilis (rachita); <text:s text:c="43"/>Salix cinerea(zalog)si <text:s text:c="80"/>plop(Populus sp), Salcioara (Elaeagnus angustifolia ),dar si specii exotice precum cenusarul (Otetarul chinezesc sau arborele paradisului Ailanthus altissima), frasinul american (Fraxinus <text:s/>pennsylvanica)si ulmul siberian (ulmus pumilla)sau specii fructifere comune precum;corcodusul (Prunus cerasifera ),dudul alb(Morus alba) si nucul (Juglans Regia).Dintre arbusti sunt prezenti gladita (Gleditsia triacanthos),macesul , murul, paducelul, socul.Inventarul floristic al parcului numara 331 specii si subspecii, dintre care 266 native 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>
          <draw:text-box>
            <text:p>Beneficii</text:p>
          </draw:text-box>
        </draw:frame>
        <draw:frame presentation:style-name="pr7" draw:text-style-name="P4" draw:layer="layout" svg:width="25.199cm" svg:height="10.129cm" svg:x="1.4cm" svg:y="3.088cm" presentation:class="subtitle" presentation:user-transformed="true">
          <draw:text-box>
            <text:p><text:s text:c="100"/>Parcul National Vacaresti este cel mai mare spatiu al capitalei. Daca-l privim dintr-un avion care nu zboara foarte sus , vom vedea ca predomina culorile verde si albastru. Putem numara cateva mii de arbori , in special salcii si intinderi largi de stufarisuri , pajisti alcatuite din ierburi , tufisuri . 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Recreerea 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Tot acest mozaic impresionant de culori si esente ofera multe servicii si beneficii comunitatii locale si orasului . Cel mai apreciat beneficiu pe care , in special bucuresteni il primesc nemijlocit , este recreerea . Ei au la dispozitie o suprafata de 183 de hectare <text:s/>cu alei pietruite sau salbatice pentru plimbari mai lungi sau mai scurte ,timp in care pot uita pentru scurt timp de zgomotulul orasului si pot asculta cantecul pasarelelor , fosnetul naturii sau cantecul vantului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0" draw:text-style-name="P4" draw:layer="layout" svg:width="25.199cm" svg:height="15.193cm" svg:x="2.74cm" svg:y="1.208cm" presentation:class="subtitle" presentation:user-transformed="true">
          <draw:text-box>
            <text:p>Plamanul Orasului <text:s text:c="3"/></text:p>
            <text:p><text:s/></text:p>
            <text:p/>
            <text:p/>
            <text:p/>
            <text:p><text:s text:c="169"/>Arborii parcului (peste 5000)fixeaza poluantii din aer si ofera oxigen , improspatand aerul prin procesul de fotosinteza.Parcul National Vacaresti este un adevarat plaman al cartierului si alaturi de celelalte parcuri ale orasului 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 presentation:placeholder="true">
          <draw:text-box/>
        </draw:frame>
        <draw:frame presentation:style-name="pr11" draw:text-style-name="P4" draw:layer="layout" svg:width="25.199cm" svg:height="16.459cm" svg:x="1.471cm" svg:y="0.045cm" presentation:class="subtitle" presentation:user-transformed="true">
          <draw:text-box>
            <text:p><text:s text:c="4"/></text:p>
            <text:p/>
            <text:p><text:s text:c="81"/></text:p>
            <text:p/>
            <text:p/>
            <text:p><text:s text:c="115"/>Situat in mijlocul a 15% din populatia Romaniei , parcul este o adevarata scoala dedicata naturii. Functia educativa <text:s/>si de informare reprezinta , probabil , cel mai valoros serviciu oferit de parc . Sunt amenajate doua poteci tematice dedicate biodiversitatiisi istoricului locurilor. 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Poteca biodiversitatii masoara 2,5 km si strabate principalele zone naturale ale parcului cum ar fi:zona de zavoi; <text:s text:c="53"/>zona de lacuri ; <text:s text:c="52"/>zona inundabila de mlastini ; <text:s text:c="31"/>zone de vegetatie scunda de camp; <text:s text:c="19"/>zone de tufaris; <text:s text:c="5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Este un traseu circuit care porneste de la intrarea din strada Gladitei fosta Strada Lunca Barzesti . Exista un foisor de observatie din lemn , care ofera perspectiva celor mai intinse locuri din parc . Poteca continua pe langa un izvor care tasneste de sub o placa de beton . Exista un punct de informare amenajat in casuta rangerilor si un alt foisor ornito logic . Mai exista , crang de salcii , plopi, zone de stufaris. Traseul de dig <text:s/>este abordabil pe orice vreme si ofera o priveliste frumoasa a parcului. Traseul are lungimea de 5,3km. Parcul National Vacaresti este un loc antropic aflat in cartierul Vacaresti din Bucuresti . Este arie protejata si este numita asa -zisa ‘Delta Bucurestiului’.Aici se gasesc peste 172 de specii de pasari , insecte , pesti , reptile , amfibieni si numeroase mamifere. Pentru ca natura sa isi urmeze cursul vietii, parcul are nevoie de :monitorizare, studii de cercetare, un plan de management si structura de administrare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Bibliografie 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5T10:13:39.625000000</dc:date>
    <meta:editing-duration>PT34M52S</meta:editing-duration>
    <meta:editing-cycles>5</meta:editing-cycles>
    <meta:generator>LibreOffice/7.1.4.2$Windows_X86_64 LibreOffice_project/a529a4fab45b75fefc5b6226684193eb000654f6</meta:generator>
    <meta:document-statistic meta:object-count="87"/>
  </office:meta>
</office:document-meta>
</file>